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Pastel_20_Dream" draw:textarea-horizontal-align="justify" draw:textarea-vertical-align="middle" draw:auto-grow-height="false" fo:min-height="5.465cm" fo:min-width="21.725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56cm" fo:min-width="21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925cm" fo:min-width="8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9.66cm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2cm" fo:min-width="21.7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29cm" fo:min-width="21.7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gradient" draw:fill-gradient-name="Pastel_20_Dream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text-properties fo:color="#ffffff" loext:opacity="100%"/>
    </style:style>
    <style:style style:name="P9" style:family="paragraph">
      <loext:graphic-properties draw:fill="none" draw:fill-color="#ffffff"/>
      <style:text-properties fo:color="#ffffff" loext:opacity="100%"/>
    </style:style>
    <style:style style:name="P10" style:family="paragraph">
      <loext:graphic-properties draw:fill="none" draw:fill-color="#ffffff"/>
      <style:text-properties fo:color="#000000" loext:opacity="100%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225cm" svg:height="5.715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2.54cm" svg:y="0.635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8.85cm" svg:y="0.635cm">
          <text:p text:style-name="P2">Meet the Ba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14.695cm" svg:y="0.635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20.32cm" svg:y="0.635cm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225cm" svg:height="3.81cm" svg:x="1.905cm" svg:y="3.17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976cm" svg:height="0.962cm" svg:x="2.462cm" svg:y="3.593cm">
          <draw:text-box>
            <text:p>&lt;Background Image, people dancing at a wedding&gt;</text:p>
          </draw:text-box>
        </draw:frame>
        <draw:frame draw:style-name="gr5" draw:text-style-name="P4" draw:layer="layout" svg:width="12.99cm" svg:height="1.513cm" svg:x="9.525cm" svg:y="5.08cm">
          <draw:text-box>
            <text:p>Band Name</text:p>
            <text:p><text:span text:style-name="T1">Tagline - “Providing High Quality Wedding Entertainment”</text:span></text:p>
          </draw:text-box>
        </draw:frame>
        <draw:custom-shape draw:style-name="gr6" draw:text-style-name="P5" draw:layer="layout" svg:width="8.89cm" svg:height="3.175cm" svg:x="1.90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255cm" svg:height="1.673cm" svg:x="1.905cm" svg:y="8.168cm">
          <draw:text-box>
            <text:p>Blurb heading – what we do in one sentence</text:p>
          </draw:text-box>
        </draw:frame>
        <draw:frame draw:style-name="gr8" draw:text-style-name="P4" draw:layer="layout" svg:width="7.62cm" svg:height="1.353cm" svg:x="1.905cm" svg:y="10.077cm">
          <draw:text-box>
            <text:p><text:span text:style-name="T1">Blurb about why you should choose us for your wedding</text:span></text:p>
          </draw:text-box>
        </draw:frame>
        <draw:custom-shape draw:style-name="gr6" draw:text-style-name="P5" draw:layer="layout" svg:width="8.89cm" svg:height="3.175cm" svg:x="14.60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255cm" svg:height="0.962cm" svg:x="15.24cm" svg:y="8.255cm">
          <draw:text-box>
            <text:p>Secondary Blurb</text:p>
          </draw:text-box>
        </draw:frame>
        <draw:frame draw:style-name="gr8" draw:text-style-name="P4" draw:layer="layout" svg:width="7.62cm" svg:height="1.353cm" svg:x="15.24cm" svg:y="9.525cm">
          <draw:text-box>
            <text:p><text:span text:style-name="T1">Brag about awards won, experience, </text:span><text:span text:style-name="T1">etc.</text:span></text:p>
          </draw:text-box>
        </draw:frame>
        <draw:frame draw:style-name="gr5" draw:text-style-name="P4" draw:layer="layout" svg:width="5.087cm" svg:height="0.962cm" svg:x="2.326cm" svg:y="7.206cm">
          <draw:text-box>
            <text:p>&lt;Styling Image&gt;</text:p>
          </draw:text-box>
        </draw:frame>
        <draw:custom-shape draw:style-name="gr9" draw:text-style-name="P3" draw:layer="layout" svg:width="10.16cm" svg:height="1.27cm" svg:x="8.255cm" svg:y="12.7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4.976cm" svg:height="0.963cm" svg:x="10.16cm" svg:y="12.7cm">
          <draw:text-box>
            <text:p>&lt;Photo of Band&gt;</text:p>
          </draw:text-box>
        </draw:frame>
        <draw:custom-shape draw:style-name="gr11" draw:text-style-name="P7" draw:layer="layout" svg:width="22.225cm" svg:height="1.27cm" svg:x="1.905cm" svg:y="13.97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715cm" svg:height="1.673cm" svg:x="2.54cm" svg:y="13.97cm">
          <draw:text-box>
            <text:p text:style-name="P8"><text:span text:style-name="T2">&lt;Phone&gt;</text:span></text:p>
          </draw:text-box>
        </draw:frame>
        <draw:frame draw:style-name="gr12" draw:text-style-name="P9" draw:layer="layout" svg:width="5.715cm" svg:height="1.673cm" svg:x="11.43cm" svg:y="13.97cm">
          <draw:text-box>
            <text:p text:style-name="P8"><text:span text:style-name="T2">Social Links</text:span></text:p>
          </draw:text-box>
        </draw:frame>
        <draw:frame draw:style-name="gr12" draw:text-style-name="P9" draw:layer="layout" svg:width="5.715cm" svg:height="1.673cm" svg:x="18.415cm" svg:y="13.97cm">
          <draw:text-box>
            <text:p text:style-name="P8"><text:span text:style-name="T2">&lt;email&gt;</text:span></text:p>
          </draw:text-box>
        </draw:frame>
        <draw:custom-shape draw:style-name="gr13" draw:text-style-name="P3" draw:layer="layout" svg:width="22.225cm" svg:height="2.54cm" svg:x="1.905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8.89cm" svg:height="0.962cm" svg:x="2.54cm" svg:y="1.578cm">
          <draw:text-box>
            <text:p>&lt;Fixed Header&gt;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2T07:12:19.723961967</meta:creation-date>
    <dc:date>2024-02-12T07:44:17.512962041</dc:date>
    <meta:editing-duration>PT34S</meta:editing-duration>
    <meta:editing-cycles>1</meta:editing-cycles>
    <meta:generator>LibreOffice/7.3.7.2$Linux_X86_64 LibreOffice_project/30$Build-2</meta:generator>
    <meta:document-statistic meta:object-count="46"/>
  </office:meta>
</office:document-meta>
</file>